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6">
            <text:p>Birm-1126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7270.0">
            <text:p>727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mithEtal1985,ShennanEtal2018">
            <text:p>Haggart1986,SmithEtal1985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HV-10010">
            <text:p>HV-10010</text:p>
          </table:table-cell>
          <table:table-cell office:value-type="float" office:value="57.49">
            <text:p>57.49</text:p>
          </table:table-cell>
          <table:table-cell office:value-type="float" office:value="-4.46">
            <text:p>-4.46</text:p>
          </table:table-cell>
          <table:table-cell office:value-type="float" office:value="9200.0">
            <text:p>920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HV-10012">
            <text:p>HV-10012</text:p>
          </table:table-cell>
          <table:table-cell office:value-type="float" office:value="57.55">
            <text:p>57.55</text:p>
          </table:table-cell>
          <table:table-cell office:value-type="float" office:value="-4.51">
            <text:p>-4.51</text:p>
          </table:table-cell>
          <table:table-cell office:value-type="float" office:value="5775.0">
            <text:p>5775.0</text:p>
          </table:table-cell>
          <table:table-cell office:value-type="float" office:value="85.0">
            <text:p>8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69">
            <text:p>6.6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2">
            <text:p>Birm-1122</text:p>
          </table:table-cell>
          <table:table-cell office:value-type="float" office:value="57.49">
            <text:p>57.49</text:p>
          </table:table-cell>
          <table:table-cell office:value-type="float" office:value="-4.47">
            <text:p>-4.47</text:p>
          </table:table-cell>
          <table:table-cell office:value-type="float" office:value="5510.0">
            <text:p>551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8">
            <text:p>6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HV-10013">
            <text:p>HV-10013</text:p>
          </table:table-cell>
          <table:table-cell office:value-type="float" office:value="57.55">
            <text:p>57.55</text:p>
          </table:table-cell>
          <table:table-cell office:value-type="float" office:value="-4.51">
            <text:p>-4.51</text:p>
          </table:table-cell>
          <table:table-cell office:value-type="float" office:value="7700.0">
            <text:p>770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8">
            <text:p>5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7">
            <text:p>Birm-1127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7430.0">
            <text:p>743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8">
            <text:p>4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mithEtal1985,ShennanEtal2018">
            <text:p>Haggart1986,SmithEtal1985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5">
            <text:p>Birm-1125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7100.0">
            <text:p>710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5">
            <text:p>5.0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4">
            <text:p>Birm-1124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4760.0">
            <text:p>476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2">
            <text:p>6.1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3">
            <text:p>Birm-1123</text:p>
          </table:table-cell>
          <table:table-cell office:value-type="float" office:value="57.49">
            <text:p>57.49</text:p>
          </table:table-cell>
          <table:table-cell office:value-type="float" office:value="-4.47">
            <text:p>-4.47</text:p>
          </table:table-cell>
          <table:table-cell office:value-type="float" office:value="9610.0">
            <text:p>9610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